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automatic-styles>
    <style:style style:name="P1" style:family="paragraph" style:parent-style-name="Standard">
      <style:text-properties style:font-name="Georgia" fo:font-size="16pt" style:font-size-asian="14pt" style:font-size-complex="16pt"/>
    </style:style>
    <style:style style:name="P2" style:family="paragraph" style:parent-style-name="Text_20_body">
      <style:text-properties fo:font-variant="normal" fo:text-transform="none" fo:color="#404040" loext:opacity="100%" style:font-name="Inter" fo:font-size="12pt" fo:letter-spacing="normal" fo:font-style="normal" fo:font-weight="normal" style:font-size-asian="14pt" style:font-size-complex="16pt"/>
    </style:style>
    <style:style style:name="P3" style:family="paragraph" style:parent-style-name="Text_20_body">
      <style:paragraph-properties fo:margin-left="0.1252in" fo:margin-right="0in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ffffff" loext:opacity="100%" fo:background-color="#50505a" loext:padding="0in" loext:border="none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color="#ffffff" loext:opacity="100%" fo:background-color="#000000" loext:padding="0in" loext:border="none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var ds-font-family-code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padding="0in" fo:border="none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padding="0in" fo:border="none"/>
      <style:text-properties fo:color="#a3be8c" loext:opacity="100%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1" style:family="paragraph" style:parent-style-name="Text_20_body" style:list-style-name="L1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12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636f88" loext:opacity="100%" style:font-name="var ds-font-family-code"/>
    </style:style>
    <style:style style:name="P14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T1" style:family="text">
      <style:text-properties officeooo:rsid="001eb456"/>
    </style:style>
    <style:style style:name="T2" style:family="text"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T3" style:family="text">
      <style:text-properties fo:font-variant="normal" fo:text-transform="none" fo:color="#404040" loext:opacity="100%" style:font-name="var ds-font-family-code" fo:font-size="12pt" fo:letter-spacing="normal" fo:font-style="normal" fo:font-weight="normal" loext:padding="0in" loext:border="none"/>
    </style:style>
    <style:style style:name="T4" style:family="text">
      <style:text-properties fo:color="#81a1c1" loext:opacity="100%"/>
    </style:style>
    <style:style style:name="T5" style:family="text">
      <style:text-properties fo:color="#88c0d0" loext:opacity="100%"/>
    </style:style>
    <style:style style:name="T6" style:family="text">
      <style:text-properties fo:color="#a3be8c" loext:opacity="100%" style:font-name="var ds-font-family-code"/>
    </style:style>
    <style:style style:name="T7" style:family="text">
      <style:text-properties style:font-name="var ds-font-family-code"/>
    </style:style>
    <style:style style:name="T8" style:family="text">
      <style:text-properties fo:color="#81a1c1" loext:opacity="100%" style:font-name="var ds-font-family-code"/>
    </style:style>
    <style:style style:name="T9" style:family="text">
      <style:text-properties fo:color="#88c0d0" loext:opacity="100%" style:font-name="var ds-font-family-code"/>
    </style:style>
    <style:style style:name="T10" style:family="text">
      <style:text-properties fo:color="#a3be8c" loext:opacity="100%"/>
    </style:style>
    <style:style style:name="T11" style:family="text">
      <style:text-properties fo:color="#b48ead" loext:opacity="100%" style:font-name="var ds-font-family-code"/>
    </style:style>
    <style:style style:name="T12" style:family="text">
      <style:text-properties fo:color="#636f88" loext:opacity="100%" style:font-name="var ds-font-family-code"/>
    </style:style>
    <style:style style:name="T13" style:family="text">
      <style:text-properties fo:color="#b48ead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<text:span text:style-name="T1">_</text:span>config</text:p>
      <text:p text:style-name="P1"/>
      <text:p text:style-name="P2">I'll implement a comprehensive solution incorporating all improvements. Here's the complete, updated configuration implementation:</text:p>
      <text:p text:style-name="P3"><text:span text:style-name="Strong_20_Emphasis"><text:span text:style-name="T2">1. Enhanced Base Schema (</text:span></text:span><text:span text:style-name="Strong_20_Emphasis"><text:span text:style-name="Source_20_Text"><text:span text:style-name="T3">app/config/schemas/base.py</text:span></text:span></text:span><text:span text:style-name="Strong_20_Emphasis"><text:span text:style-name="T2">)</text:span></text:span></text:p>
      <text:p text:style-name="P4">python</text:p>
      <text:p text:style-name="P5">Copy</text:p>
      <text:p text:style-name="P6"><text:span text:style-name="T4">from</text:span> pydantic <text:span text:style-name="T4">import</text:span> BaseModel<text:span text:style-name="T4">,</text:span> BaseConfig <text:span text:style-name="T4">as</text:span> PydanticBaseConfig</text:p>
      <text:p text:style-name="P6"><text:span text:style-name="T4">from</text:span> decimal <text:span text:style-name="T4">import</text:span> Decimal</text:p>
      <text:p text:style-name="P6"><text:span text:style-name="T4">from</text:span> enum <text:span text:style-name="T4">import</text:span> Enum</text:p>
      <text:p text:style-name="P6"><text:span text:style-name="T4">from</text:span> typing <text:span text:style-name="T4">import</text:span> Optional<text:span text:style-name="T4">,</text:span> Dict<text:span text:style-name="T4">,</text:span> Any</text:p>
      <text:p text:style-name="P7"/>
      <text:p text:style-name="P6"><text:span text:style-name="T4">class</text:span> <text:span text:style-name="T5">AppBaseModel</text:span><text:span text:style-name="T4">(</text:span>BaseModel<text:span text:style-name="T4">):</text:span></text:p>
      <text:p text:style-name="P8"><text:s text:c="4"/><text:span text:style-name="T6">"""</text:span></text:p>
      <text:p text:style-name="P9"><text:s text:c="4"/><text:span text:style-name="T7">Base model with application-specific configuration</text:span></text:p>
      <text:p text:style-name="P9"><text:s text:c="4"/><text:span text:style-name="T7">"""</text:span></text:p>
      <text:p text:style-name="P8"><text:s text:c="4"/><text:span text:style-name="T8">class</text:span><text:span text:style-name="T7"> </text:span><text:span text:style-name="T9">Config</text:span><text:span text:style-name="T8">(</text:span><text:span text:style-name="T7">PydanticBaseConfig</text:span><text:span text:style-name="T8">):</text:span></text:p>
      <text:p text:style-name="P8"><text:s text:c="8"/><text:span text:style-name="T7">anystr_strip_whitespace </text:span><text:span text:style-name="T8">=</text:span><text:span text:style-name="T7"> </text:span><text:span text:style-name="T8">True</text:span></text:p>
      <text:p text:style-name="P8"><text:s text:c="8"/><text:span text:style-name="T7">use_enum_values </text:span><text:span text:style-name="T8">=</text:span><text:span text:style-name="T7"> </text:span><text:span text:style-name="T8">True</text:span></text:p>
      <text:p text:style-name="P8"><text:s text:c="8"/><text:span text:style-name="T7">validate_assignment </text:span><text:span text:style-name="T8">=</text:span><text:span text:style-name="T7"> </text:span><text:span text:style-name="T8">True</text:span></text:p>
      <text:p text:style-name="P8"><text:s text:c="8"/><text:span text:style-name="T7">arbitrary_types_allowed </text:span><text:span text:style-name="T8">=</text:span><text:span text:style-name="T7"> </text:span><text:span text:style-name="T8">True</text:span></text:p>
      <text:p text:style-name="P8"><text:s text:c="8"/><text:span text:style-name="T7">json_encoders </text:span><text:span text:style-name="T8">=</text:span><text:span text:style-name="T7"> </text:span><text:span text:style-name="T8">{</text:span></text:p>
      <text:p text:style-name="P8"><text:s text:c="12"/><text:span text:style-name="T7">Decimal</text:span><text:span text:style-name="T8">:</text:span><text:span text:style-name="T7"> </text:span><text:span text:style-name="T8">lambda</text:span><text:span text:style-name="T7"> v</text:span><text:span text:style-name="T8">:</text:span><text:span text:style-name="T7"> </text:span><text:span text:style-name="T6">str</text:span><text:span text:style-name="T8">(</text:span><text:span text:style-name="T7">v</text:span><text:span text:style-name="T8">),</text:span></text:p>
      <text:p text:style-name="P8"><text:s text:c="12"/><text:span text:style-name="T7">Enum</text:span><text:span text:style-name="T8">:</text:span><text:span text:style-name="T7"> </text:span><text:span text:style-name="T8">lambda</text:span><text:span text:style-name="T7"> v</text:span><text:span text:style-name="T8">:</text:span><text:span text:style-name="T7"> v</text:span><text:span text:style-name="T8">.</text:span><text:span text:style-name="T7">value</text:span></text:p>
      <text:p text:style-name="P8"><text:s text:c="8"/><text:span text:style-name="T8">}</text:span></text:p>
      <text:p text:style-name="P7"/>
      <text:p text:style-name="P6"><text:span text:style-name="T4">class</text:span> <text:span text:style-name="T5">TradingMode</text:span><text:span text:style-name="T4">(</text:span><text:span text:style-name="T10">str</text:span><text:span text:style-name="T4">,</text:span> Enum<text:span text:style-name="T4">):</text:span></text:p>
      <text:p text:style-name="P8"><text:s text:c="4"/><text:span text:style-name="T7">LIVE </text:span><text:span text:style-name="T8">=</text:span><text:span text:style-name="T7"> </text:span><text:span text:style-name="T6">"live"</text:span></text:p>
      <text:p text:style-name="P8"><text:s text:c="4"/><text:span text:style-name="T7">PAPER </text:span><text:span text:style-name="T8">=</text:span><text:span text:style-name="T7"> </text:span><text:span text:style-name="T6">"paper"</text:span></text:p>
      <text:p text:style-name="P7"/>
      <text:p text:style-name="P6"><text:span text:style-name="T4">class</text:span> <text:span text:style-name="T5">SecurityType</text:span><text:span text:style-name="T4">(</text:span><text:span text:style-name="T10">str</text:span><text:span text:style-name="T4">,</text:span> Enum<text:span text:style-name="T4">):</text:span></text:p>
      <text:p text:style-name="P8"><text:s text:c="4"/><text:span text:style-name="T7">STOCK </text:span><text:span text:style-name="T8">=</text:span><text:span text:style-name="T7"> </text:span><text:span text:style-name="T6">"stock"</text:span></text:p>
      <text:p text:style-name="P8"><text:s text:c="4"/><text:span text:style-name="T7">CRYPTO </text:span><text:span text:style-name="T8">=</text:span><text:span text:style-name="T7"> </text:span><text:span text:style-name="T6">"crypto"</text:span></text:p>
      <text:p text:style-name="P8"><text:s text:c="4"/><text:span text:style-name="T7">FUTURES </text:span><text:span text:style-name="T8">=</text:span><text:span text:style-name="T7"> </text:span><text:span text:style-name="T6">"futures"</text:span></text:p>
      <text:p text:style-name="P7"/>
      <text:p text:style-name="P6"><text:span text:style-name="T4">class</text:span> <text:span text:style-name="T5">ExchangeType</text:span><text:span text:style-name="T4">(</text:span><text:span text:style-name="T10">str</text:span><text:span text:style-name="T4">,</text:span> Enum<text:span text:style-name="T4">):</text:span></text:p>
      <text:p text:style-name="P8"><text:s text:c="4"/><text:span text:style-name="T7">BINANCE </text:span><text:span text:style-name="T8">=</text:span><text:span text:style-name="T7"> </text:span><text:span text:style-name="T6">"binance"</text:span></text:p>
      <text:p text:style-name="P8"><text:s text:c="4"/><text:span text:style-name="T7">KRAKEN </text:span><text:span text:style-name="T8">=</text:span><text:span text:style-name="T7"> </text:span><text:span text:style-name="T6">"kraken"</text:span></text:p>
      <text:p text:style-name="P8"><text:s text:c="4"/><text:span text:style-name="T7">FTX </text:span><text:span text:style-name="T8">=</text:span><text:span text:style-name="T7"> </text:span><text:span text:style-name="T6">"ftx"</text:span></text:p>
      <text:p text:style-name="P3"><text:span text:style-name="Strong_20_Emphasis"><text:span text:style-name="T2">2. Improved Risk Parameters (</text:span></text:span><text:span text:style-name="Strong_20_Emphasis"><text:span text:style-name="Source_20_Text"><text:span text:style-name="T3">app/config/schemas/risk.py</text:span></text:span></text:span><text:span text:style-name="Strong_20_Emphasis"><text:span text:style-name="T2">)</text:span></text:span></text:p>
      <text:p text:style-name="P4">python</text:p>
      <text:p text:style-name="P5">Copy</text:p>
      <text:p text:style-name="P6"><text:span text:style-name="T4">from</text:span> decimal <text:span text:style-name="T4">import</text:span> Decimal</text:p>
      <text:p text:style-name="P6"><text:span text:style-name="T4">from</text:span> pydantic <text:span text:style-name="T4">import</text:span> Field<text:span text:style-name="T4">,</text:span> condecimal<text:span text:style-name="T4">,</text:span> validator</text:p>
      <text:p text:style-name="P6"><text:span text:style-name="T4">from</text:span> <text:span text:style-name="T4">.</text:span>base <text:span text:style-name="T4">import</text:span> AppBaseModel</text:p>
      <text:p text:style-name="P7"/>
      <text:p text:style-name="P6"><text:span text:style-name="T4">class</text:span> <text:span text:style-name="T5">RiskParameters</text:span><text:span text:style-name="T4">(</text:span>AppBaseModel<text:span text:style-name="T4">):</text:span></text:p>
      <text:p text:style-name="P8"><text:s text:c="4"/><text:span text:style-name="T7">max_positions</text:span><text:span text:style-name="T8">:</text:span><text:span text:style-name="T7"> </text:span><text:span text:style-name="T6">int</text:span><text:span text:style-name="T7"> </text:span><text:span text:style-name="T8">=</text:span><text:span text:style-name="T7"> Field</text:span><text:span text:style-name="T8">(</text:span></text:p>
      <text:p text:style-name="P8"><text:s text:c="8"/><text:span text:style-name="T7">default</text:span><text:span text:style-name="T8">=</text:span><text:span text:style-name="T11">5</text:span><text:span text:style-name="T8">,</text:span></text:p>
      <text:p text:style-name="P8"><text:soft-page-break/><text:s text:c="8"/><text:span text:style-name="T7">ge</text:span><text:span text:style-name="T8">=</text:span><text:span text:style-name="T11">1</text:span><text:span text:style-name="T8">,</text:span></text:p>
      <text:p text:style-name="P8"><text:s text:c="8"/><text:span text:style-name="T7">le</text:span><text:span text:style-name="T8">=</text:span><text:span text:style-name="T11">20</text:span><text:span text:style-name="T8">,</text:span></text:p>
      <text:p text:style-name="P8"><text:s text:c="8"/><text:span text:style-name="T7">description</text:span><text:span text:style-name="T8">=</text:span><text:span text:style-name="T6">"Maximum number of concurrent positions"</text:span></text:p>
      <text:p text:style-name="P8"><text:s text:c="4"/><text:span text:style-name="T8">)</text:span></text:p>
      <text:p text:style-name="P8"><text:s text:c="4"/><text:span text:style-name="T7">max_position_size</text:span><text:span text:style-name="T8">:</text:span><text:span text:style-name="T7"> condecimal</text:span><text:span text:style-name="T8">(</text:span></text:p>
      <text:p text:style-name="P8"><text:s text:c="8"/><text:span text:style-name="T7">gt</text:span><text:span text:style-name="T8">=</text:span><text:span text:style-name="T7">Decimal</text:span><text:span text:style-name="T8">(</text:span><text:span text:style-name="T11">0</text:span><text:span text:style-name="T8">),</text:span></text:p>
      <text:p text:style-name="P8"><text:s text:c="8"/><text:span text:style-name="T7">le</text:span><text:span text:style-name="T8">=</text:span><text:span text:style-name="T7">Decimal</text:span><text:span text:style-name="T8">(</text:span><text:span text:style-name="T11">1</text:span><text:span text:style-name="T8">),</text:span></text:p>
      <text:p text:style-name="P8"><text:s text:c="8"/><text:span text:style-name="T7">max_digits</text:span><text:span text:style-name="T8">=</text:span><text:span text:style-name="T11">4</text:span><text:span text:style-name="T8">,</text:span></text:p>
      <text:p text:style-name="P8"><text:s text:c="8"/><text:span text:style-name="T7">decimal_places</text:span><text:span text:style-name="T8">=</text:span><text:span text:style-name="T11">3</text:span></text:p>
      <text:p text:style-name="P8"><text:s text:c="4"/><text:span text:style-name="T8">)</text:span><text:span text:style-name="T7"> </text:span><text:span text:style-name="T8">=</text:span><text:span text:style-name="T7"> Decimal</text:span><text:span text:style-name="T8">(</text:span><text:span text:style-name="T6">"0.1"</text:span><text:span text:style-name="T8">)</text:span></text:p>
      <text:p text:style-name="P7"><text:s text:c="4"/></text:p>
      <text:p text:style-name="P8"><text:s text:c="4"/><text:span text:style-name="T7">trailing_stop_pct</text:span><text:span text:style-name="T8">:</text:span><text:span text:style-name="T7"> condecimal</text:span><text:span text:style-name="T8">(</text:span></text:p>
      <text:p text:style-name="P8"><text:s text:c="8"/><text:span text:style-name="T7">gt</text:span><text:span text:style-name="T8">=</text:span><text:span text:style-name="T7">Decimal</text:span><text:span text:style-name="T8">(</text:span><text:span text:style-name="T11">0</text:span><text:span text:style-name="T8">),</text:span><text:span text:style-name="T7"> </text:span></text:p>
      <text:p text:style-name="P8"><text:s text:c="8"/><text:span text:style-name="T7">le</text:span><text:span text:style-name="T8">=</text:span><text:span text:style-name="T7">Decimal</text:span><text:span text:style-name="T8">(</text:span><text:span text:style-name="T11">0.1</text:span><text:span text:style-name="T8">),</text:span></text:p>
      <text:p text:style-name="P8"><text:s text:c="8"/><text:span text:style-name="T7">max_digits</text:span><text:span text:style-name="T8">=</text:span><text:span text:style-name="T11">5</text:span><text:span text:style-name="T8">,</text:span></text:p>
      <text:p text:style-name="P8"><text:s text:c="8"/><text:span text:style-name="T7">decimal_places</text:span><text:span text:style-name="T8">=</text:span><text:span text:style-name="T11">4</text:span></text:p>
      <text:p text:style-name="P8"><text:s text:c="4"/><text:span text:style-name="T8">)</text:span><text:span text:style-name="T7"> </text:span><text:span text:style-name="T8">=</text:span><text:span text:style-name="T7"> Decimal</text:span><text:span text:style-name="T8">(</text:span><text:span text:style-name="T6">"0.02"</text:span><text:span text:style-name="T8">)</text:span></text:p>
      <text:p text:style-name="P7"><text:s text:c="4"/></text:p>
      <text:p text:style-name="P8"><text:s text:c="4"/><text:span text:style-name="T7">min_liquidity</text:span><text:span text:style-name="T8">:</text:span><text:span text:style-name="T7"> condecimal</text:span><text:span text:style-name="T8">(</text:span><text:span text:style-name="T7">gt</text:span><text:span text:style-name="T8">=</text:span><text:span text:style-name="T7">Decimal</text:span><text:span text:style-name="T8">(</text:span><text:span text:style-name="T11">0</text:span><text:span text:style-name="T8">))</text:span><text:span text:style-name="T7"> </text:span><text:span text:style-name="T8">=</text:span><text:span text:style-name="T7"> Decimal</text:span><text:span text:style-name="T8">(</text:span><text:span text:style-name="T6">"1000.0"</text:span><text:span text:style-name="T8">)</text:span></text:p>
      <text:p text:style-name="P8"><text:s text:c="4"/><text:span text:style-name="T7">max_daily_drawdown</text:span><text:span text:style-name="T8">:</text:span><text:span text:style-name="T7"> condecimal</text:span><text:span text:style-name="T8">(</text:span></text:p>
      <text:p text:style-name="P8"><text:s text:c="8"/><text:span text:style-name="T7">gt</text:span><text:span text:style-name="T8">=</text:span><text:span text:style-name="T7">Decimal</text:span><text:span text:style-name="T8">(</text:span><text:span text:style-name="T11">0</text:span><text:span text:style-name="T8">),</text:span></text:p>
      <text:p text:style-name="P8"><text:s text:c="8"/><text:span text:style-name="T7">le</text:span><text:span text:style-name="T8">=</text:span><text:span text:style-name="T7">Decimal</text:span><text:span text:style-name="T8">(</text:span><text:span text:style-name="T11">0.5</text:span><text:span text:style-name="T8">)</text:span></text:p>
      <text:p text:style-name="P8"><text:s text:c="4"/><text:span text:style-name="T8">)</text:span><text:span text:style-name="T7"> </text:span><text:span text:style-name="T8">=</text:span><text:span text:style-name="T7"> Decimal</text:span><text:span text:style-name="T8">(</text:span><text:span text:style-name="T6">"0.03"</text:span><text:span text:style-name="T8">)</text:span></text:p>
      <text:p text:style-name="P7"/>
      <text:p text:style-name="P8"><text:s text:c="4"/><text:span text:style-name="T8">@validator(</text:span><text:span text:style-name="T6">'max_position_size'</text:span><text:span text:style-name="T8">)</text:span></text:p>
      <text:p text:style-name="P8"><text:s text:c="4"/><text:span text:style-name="T8">def</text:span><text:span text:style-name="T7"> </text:span><text:span text:style-name="T9">validate_position_size</text:span><text:span text:style-name="T8">(</text:span><text:span text:style-name="T7">cls</text:span><text:span text:style-name="T8">,</text:span><text:span text:style-name="T7"> v</text:span><text:span text:style-name="T8">):</text:span></text:p>
      <text:p text:style-name="P8"><text:s text:c="8"/><text:span text:style-name="T8">if</text:span><text:span text:style-name="T7"> v </text:span><text:span text:style-name="T8">&gt;</text:span><text:span text:style-name="T7"> Decimal</text:span><text:span text:style-name="T8">(</text:span><text:span text:style-name="T6">'1.0'</text:span><text:span text:style-name="T8">):</text:span></text:p>
      <text:p text:style-name="P8"><text:s text:c="12"/><text:span text:style-name="T8">raise</text:span><text:span text:style-name="T7"> ValueError</text:span><text:span text:style-name="T8">(</text:span><text:span text:style-name="T6">"Position size cannot exceed 100% of portfolio"</text:span><text:span text:style-name="T8">)</text:span></text:p>
      <text:p text:style-name="P8"><text:s text:c="8"/><text:span text:style-name="T8">return</text:span><text:span text:style-name="T7"> v</text:span></text:p>
      <text:p text:style-name="P3"><text:span text:style-name="Strong_20_Emphasis"><text:span text:style-name="T2">3. Enhanced Strategy Parameters (</text:span></text:span><text:span text:style-name="Strong_20_Emphasis"><text:span text:style-name="Source_20_Text"><text:span text:style-name="T3">app/config/schemas/strategy.py</text:span></text:span></text:span><text:span text:style-name="Strong_20_Emphasis"><text:span text:style-name="T2">)</text:span></text:span></text:p>
      <text:p text:style-name="P4">python</text:p>
      <text:p text:style-name="P5">Copy</text:p>
      <text:p text:style-name="P6"><text:span text:style-name="T4">from</text:span> decimal <text:span text:style-name="T4">import</text:span> Decimal</text:p>
      <text:p text:style-name="P6"><text:span text:style-name="T4">from</text:span> pydantic <text:span text:style-name="T4">import</text:span> Field<text:span text:style-name="T4">,</text:span> root_validator</text:p>
      <text:p text:style-name="P6"><text:span text:style-name="T4">from</text:span> <text:span text:style-name="T4">.</text:span>base <text:span text:style-name="T4">import</text:span> AppBaseModel<text:span text:style-name="T4">,</text:span> SecurityType</text:p>
      <text:p text:style-name="P6"><text:span text:style-name="T4">from</text:span> typing <text:span text:style-name="T4">import</text:span> List</text:p>
      <text:p text:style-name="P7"/>
      <text:p text:style-name="P6"><text:span text:style-name="T4">class</text:span> <text:span text:style-name="T5">StrategyParameters</text:span><text:span text:style-name="T4">(</text:span>AppBaseModel<text:span text:style-name="T4">):</text:span></text:p>
      <text:p text:style-name="P8"><text:s text:c="4"/><text:span text:style-name="T7">name</text:span><text:span text:style-name="T8">:</text:span><text:span text:style-name="T7"> </text:span><text:span text:style-name="T6">str</text:span><text:span text:style-name="T7"> </text:span><text:span text:style-name="T8">=</text:span><text:span text:style-name="T7"> Field</text:span><text:span text:style-name="T8">(...,</text:span><text:span text:style-name="T7"> min_length</text:span><text:span text:style-name="T8">=</text:span><text:span text:style-name="T11">3</text:span><text:span text:style-name="T8">,</text:span><text:span text:style-name="T7"> max_length</text:span><text:span text:style-name="T8">=</text:span><text:span text:style-name="T11">50</text:span><text:span text:style-name="T8">)</text:span></text:p>
      <text:p text:style-name="P8"><text:s text:c="4"/><text:span text:style-name="T7">security_types</text:span><text:span text:style-name="T8">:</text:span><text:span text:style-name="T7"> List</text:span><text:span text:style-name="T8">[</text:span><text:span text:style-name="T7">SecurityType</text:span><text:span text:style-name="T8">]</text:span><text:span text:style-name="T7"> </text:span><text:span text:style-name="T8">=</text:span><text:span text:style-name="T7"> Field</text:span><text:span text:style-name="T8">(</text:span></text:p>
      <text:p text:style-name="P8"><text:s text:c="8"/><text:span text:style-name="T7">default</text:span><text:span text:style-name="T8">=[</text:span><text:span text:style-name="T7">SecurityType</text:span><text:span text:style-name="T8">.</text:span><text:span text:style-name="T7">CRYPTO</text:span><text:span text:style-name="T8">],</text:span></text:p>
      <text:p text:style-name="P8"><text:s text:c="8"/><text:span text:style-name="T7">min_items</text:span><text:span text:style-name="T8">=</text:span><text:span text:style-name="T11">1</text:span></text:p>
      <text:p text:style-name="P8"><text:s text:c="4"/><text:span text:style-name="T8">)</text:span></text:p>
      <text:p text:style-name="P8"><text:s text:c="4"/><text:span text:style-name="T7">min_volatility</text:span><text:span text:style-name="T8">:</text:span><text:span text:style-name="T7"> Decimal </text:span><text:span text:style-name="T8">=</text:span><text:span text:style-name="T7"> Field</text:span><text:span text:style-name="T8">(</text:span></text:p>
      <text:p text:style-name="P8"><text:s text:c="8"/><text:span text:style-name="T7">default</text:span><text:span text:style-name="T8">=</text:span><text:span text:style-name="T7">Decimal</text:span><text:span text:style-name="T8">(</text:span><text:span text:style-name="T6">"0.01"</text:span><text:span text:style-name="T8">),</text:span></text:p>
      <text:p text:style-name="P8"><text:s text:c="8"/><text:span text:style-name="T7">ge</text:span><text:span text:style-name="T8">=</text:span><text:span text:style-name="T7">Decimal</text:span><text:span text:style-name="T8">(</text:span><text:span text:style-name="T6">"0.001"</text:span><text:span text:style-name="T8">)</text:span></text:p>
      <text:p text:style-name="P8"><text:s text:c="4"/><text:span text:style-name="T8">)</text:span></text:p>
      <text:p text:style-name="P8"><text:s text:c="4"/><text:span text:style-name="T7">max_volatility</text:span><text:span text:style-name="T8">:</text:span><text:span text:style-name="T7"> Decimal </text:span><text:span text:style-name="T8">=</text:span><text:span text:style-name="T7"> Field</text:span><text:span text:style-name="T8">(</text:span></text:p>
      <text:p text:style-name="P8"><text:s text:c="8"/><text:span text:style-name="T7">default</text:span><text:span text:style-name="T8">=</text:span><text:span text:style-name="T7">Decimal</text:span><text:span text:style-name="T8">(</text:span><text:span text:style-name="T6">"0.5"</text:span><text:span text:style-name="T8">),</text:span></text:p>
      <text:p text:style-name="P8"><text:s text:c="8"/><text:span text:style-name="T7">ge</text:span><text:span text:style-name="T8">=</text:span><text:span text:style-name="T7">Decimal</text:span><text:span text:style-name="T8">(</text:span><text:span text:style-name="T6">"0.01"</text:span><text:span text:style-name="T8">)</text:span></text:p>
      <text:p text:style-name="P8"><text:s text:c="4"/><text:span text:style-name="T8">)</text:span></text:p>
      <text:p text:style-name="P8"><text:s text:c="4"/><text:span text:style-name="T7">profit_target_pct</text:span><text:span text:style-name="T8">:</text:span><text:span text:style-name="T7"> Decimal </text:span><text:span text:style-name="T8">=</text:span><text:span text:style-name="T7"> Field</text:span><text:span text:style-name="T8">(</text:span></text:p>
      <text:p text:style-name="P8"><text:s text:c="8"/><text:span text:style-name="T7">default</text:span><text:span text:style-name="T8">=</text:span><text:span text:style-name="T7">Decimal</text:span><text:span text:style-name="T8">(</text:span><text:span text:style-name="T6">"0.03"</text:span><text:span text:style-name="T8">),</text:span></text:p>
      <text:p text:style-name="P8"><text:soft-page-break/><text:s text:c="8"/><text:span text:style-name="T7">ge</text:span><text:span text:style-name="T8">=</text:span><text:span text:style-name="T7">Decimal</text:span><text:span text:style-name="T8">(</text:span><text:span text:style-name="T6">"0.001"</text:span><text:span text:style-name="T8">)</text:span></text:p>
      <text:p text:style-name="P8"><text:s text:c="4"/><text:span text:style-name="T8">)</text:span></text:p>
      <text:p text:style-name="P7"/>
      <text:p text:style-name="P8"><text:s text:c="4"/><text:span text:style-name="T8">@root_validator</text:span></text:p>
      <text:p text:style-name="P8"><text:s text:c="4"/><text:span text:style-name="T8">def</text:span><text:span text:style-name="T7"> </text:span><text:span text:style-name="T9">validate_volatility_range</text:span><text:span text:style-name="T8">(</text:span><text:span text:style-name="T7">cls</text:span><text:span text:style-name="T8">,</text:span><text:span text:style-name="T7"> values</text:span><text:span text:style-name="T8">):</text:span></text:p>
      <text:p text:style-name="P8"><text:s text:c="8"/><text:span text:style-name="T7">min_vol </text:span><text:span text:style-name="T8">=</text:span><text:span text:style-name="T7"> values</text:span><text:span text:style-name="T8">.</text:span><text:span text:style-name="T7">get</text:span><text:span text:style-name="T8">(</text:span><text:span text:style-name="T6">'min_volatility'</text:span><text:span text:style-name="T8">)</text:span></text:p>
      <text:p text:style-name="P8"><text:s text:c="8"/><text:span text:style-name="T7">max_vol </text:span><text:span text:style-name="T8">=</text:span><text:span text:style-name="T7"> values</text:span><text:span text:style-name="T8">.</text:span><text:span text:style-name="T7">get</text:span><text:span text:style-name="T8">(</text:span><text:span text:style-name="T6">'max_volatility'</text:span><text:span text:style-name="T8">)</text:span></text:p>
      <text:p text:style-name="P8"><text:s text:c="8"/><text:span text:style-name="T8">if</text:span><text:span text:style-name="T7"> min_vol </text:span><text:span text:style-name="T8">&gt;=</text:span><text:span text:style-name="T7"> max_vol</text:span><text:span text:style-name="T8">:</text:span></text:p>
      <text:p text:style-name="P8"><text:s text:c="12"/><text:span text:style-name="T8">raise</text:span><text:span text:style-name="T7"> ValueError</text:span><text:span text:style-name="T8">(</text:span><text:span text:style-name="T6">"Max volatility must be greater than min volatility"</text:span><text:span text:style-name="T8">)</text:span></text:p>
      <text:p text:style-name="P8"><text:s text:c="8"/><text:span text:style-name="T8">return</text:span><text:span text:style-name="T7"> values</text:span></text:p>
      <text:p text:style-name="P3"><text:span text:style-name="Strong_20_Emphasis"><text:span text:style-name="T2">4. Secure Trading Configuration (</text:span></text:span><text:span text:style-name="Strong_20_Emphasis"><text:span text:style-name="Source_20_Text"><text:span text:style-name="T3">app/config/schemas/trading.py</text:span></text:span></text:span><text:span text:style-name="Strong_20_Emphasis"><text:span text:style-name="T2">)</text:span></text:span></text:p>
      <text:p text:style-name="P4">python</text:p>
      <text:p text:style-name="P5">Copy</text:p>
      <text:p text:style-name="P6"><text:span text:style-name="T4">from</text:span> pydantic <text:span text:style-name="T4">import</text:span> Field<text:span text:style-name="T4">,</text:span> SecretStr<text:span text:style-name="T4">,</text:span> constr</text:p>
      <text:p text:style-name="P6"><text:span text:style-name="T4">from</text:span> <text:span text:style-name="T4">.</text:span>base <text:span text:style-name="T4">import</text:span> AppBaseModel<text:span text:style-name="T4">,</text:span> ExchangeType<text:span text:style-name="T4">,</text:span> TradingMode</text:p>
      <text:p text:style-name="P6"><text:span text:style-name="T4">from</text:span> <text:span text:style-name="T4">.</text:span>risk <text:span text:style-name="T4">import</text:span> RiskParameters</text:p>
      <text:p text:style-name="P6"><text:span text:style-name="T4">from</text:span> <text:span text:style-name="T4">.</text:span>strategy <text:span text:style-name="T4">import</text:span> StrategyParameters</text:p>
      <text:p text:style-name="P6"><text:span text:style-name="T4">from</text:span> typing <text:span text:style-name="T4">import</text:span> Dict</text:p>
      <text:p text:style-name="P7"/>
      <text:p text:style-name="P6"><text:span text:style-name="T4">class</text:span> <text:span text:style-name="T5">APICredentials</text:span><text:span text:style-name="T4">(</text:span>AppBaseModel<text:span text:style-name="T4">):</text:span></text:p>
      <text:p text:style-name="P8"><text:s text:c="4"/><text:span text:style-name="T7">api_key</text:span><text:span text:style-name="T8">:</text:span><text:span text:style-name="T7"> constr</text:span><text:span text:style-name="T8">(</text:span><text:span text:style-name="T7">min_length</text:span><text:span text:style-name="T8">=</text:span><text:span text:style-name="T11">32</text:span><text:span text:style-name="T8">,</text:span><text:span text:style-name="T7"> regex</text:span><text:span text:style-name="T8">=</text:span><text:span text:style-name="T6">r'^[A-Za-z0-9]+$'</text:span><text:span text:style-name="T8">)</text:span><text:span text:style-name="T7"> </text:span><text:span text:style-name="T8">=</text:span><text:span text:style-name="T7"> Field</text:span><text:span text:style-name="T8">(...)</text:span></text:p>
      <text:p text:style-name="P8"><text:s text:c="4"/><text:span text:style-name="T7">api_secret</text:span><text:span text:style-name="T8">:</text:span><text:span text:style-name="T7"> constr</text:span><text:span text:style-name="T8">(</text:span><text:span text:style-name="T7">min_length</text:span><text:span text:style-name="T8">=</text:span><text:span text:style-name="T11">64</text:span><text:span text:style-name="T8">,</text:span><text:span text:style-name="T7"> regex</text:span><text:span text:style-name="T8">=</text:span><text:span text:style-name="T6">r'^[A-Za-z0-9]+$'</text:span><text:span text:style-name="T8">)</text:span><text:span text:style-name="T7"> </text:span><text:span text:style-name="T8">=</text:span><text:span text:style-name="T7"> Field</text:span><text:span text:style-name="T8">(...)</text:span></text:p>
      <text:p text:style-name="P8"><text:s text:c="4"/><text:span text:style-name="T7">passphrase</text:span><text:span text:style-name="T8">:</text:span><text:span text:style-name="T7"> Optional</text:span><text:span text:style-name="T8">[</text:span><text:span text:style-name="T7">SecretStr</text:span><text:span text:style-name="T8">]</text:span><text:span text:style-name="T7"> </text:span><text:span text:style-name="T8">=</text:span><text:span text:style-name="T7"> </text:span><text:span text:style-name="T8">None</text:span></text:p>
      <text:p text:style-name="P7"/>
      <text:p text:style-name="P6"><text:span text:style-name="T4">class</text:span> <text:span text:style-name="T5">TradingConfig</text:span><text:span text:style-name="T4">(</text:span>AppBaseModel<text:span text:style-name="T4">):</text:span></text:p>
      <text:p text:style-name="P8"><text:s text:c="4"/><text:span text:style-name="T7">mode</text:span><text:span text:style-name="T8">:</text:span><text:span text:style-name="T7"> TradingMode </text:span><text:span text:style-name="T8">=</text:span><text:span text:style-name="T7"> Field</text:span><text:span text:style-name="T8">(</text:span><text:span text:style-name="T7">default</text:span><text:span text:style-name="T8">=</text:span><text:span text:style-name="T7">TradingMode</text:span><text:span text:style-name="T8">.</text:span><text:span text:style-name="T7">PAPER</text:span><text:span text:style-name="T8">)</text:span></text:p>
      <text:p text:style-name="P8"><text:s text:c="4"/><text:span text:style-name="T7">exchange</text:span><text:span text:style-name="T8">:</text:span><text:span text:style-name="T7"> ExchangeType </text:span><text:span text:style-name="T8">=</text:span><text:span text:style-name="T7"> Field</text:span><text:span text:style-name="T8">(</text:span><text:span text:style-name="T7">default</text:span><text:span text:style-name="T8">=</text:span><text:span text:style-name="T7">ExchangeType</text:span><text:span text:style-name="T8">.</text:span><text:span text:style-name="T7">BINANCE</text:span><text:span text:style-name="T8">)</text:span></text:p>
      <text:p text:style-name="P8"><text:s text:c="4"/><text:span text:style-name="T7">base_currency</text:span><text:span text:style-name="T8">:</text:span><text:span text:style-name="T7"> </text:span><text:span text:style-name="T6">str</text:span><text:span text:style-name="T7"> </text:span><text:span text:style-name="T8">=</text:span><text:span text:style-name="T7"> Field</text:span><text:span text:style-name="T8">(</text:span><text:span text:style-name="T7">default</text:span><text:span text:style-name="T8">=</text:span><text:span text:style-name="T6">"USDT"</text:span><text:span text:style-name="T8">,</text:span><text:span text:style-name="T7"> min_length</text:span><text:span text:style-name="T8">=</text:span><text:span text:style-name="T11">3</text:span><text:span text:style-name="T8">,</text:span><text:span text:style-name="T7"> max_length</text:span><text:span text:style-name="T8">=</text:span><text:span text:style-name="T11">6</text:span><text:span text:style-name="T8">)</text:span></text:p>
      <text:p text:style-name="P8"><text:s text:c="4"/><text:span text:style-name="T7">initial_balance</text:span><text:span text:style-name="T8">:</text:span><text:span text:style-name="T7"> Decimal </text:span><text:span text:style-name="T8">=</text:span><text:span text:style-name="T7"> Field</text:span><text:span text:style-name="T8">(</text:span><text:span text:style-name="T7">default</text:span><text:span text:style-name="T8">=</text:span><text:span text:style-name="T7">Decimal</text:span><text:span text:style-name="T8">(</text:span><text:span text:style-name="T6">"10000.0"</text:span><text:span text:style-name="T8">),</text:span><text:span text:style-name="T7"> ge</text:span><text:span text:style-name="T8">=</text:span><text:span text:style-name="T7">Decimal</text:span><text:span text:style-name="T8">(</text:span><text:span text:style-name="T6">"100.0"</text:span><text:span text:style-name="T8">))</text:span></text:p>
      <text:p text:style-name="P8"><text:s text:c="4"/><text:span text:style-name="T7">risk_parameters</text:span><text:span text:style-name="T8">:</text:span><text:span text:style-name="T7"> RiskParameters </text:span><text:span text:style-name="T8">=</text:span><text:span text:style-name="T7"> Field</text:span><text:span text:style-name="T8">(</text:span><text:span text:style-name="T7">default_factory</text:span><text:span text:style-name="T8">=</text:span><text:span text:style-name="T7">RiskParameters</text:span><text:span text:style-name="T8">)</text:span></text:p>
      <text:p text:style-name="P8"><text:s text:c="4"/><text:span text:style-name="T7">strategy_parameters</text:span><text:span text:style-name="T8">:</text:span><text:span text:style-name="T7"> StrategyParameters </text:span><text:span text:style-name="T8">=</text:span><text:span text:style-name="T7"> Field</text:span><text:span text:style-name="T8">(...)</text:span></text:p>
      <text:p text:style-name="P8"><text:s text:c="4"/><text:span text:style-name="T7">api_credentials</text:span><text:span text:style-name="T8">:</text:span><text:span text:style-name="T7"> Dict</text:span><text:span text:style-name="T8">[</text:span><text:span text:style-name="T7">ExchangeType</text:span><text:span text:style-name="T8">,</text:span><text:span text:style-name="T7"> APICredentials</text:span><text:span text:style-name="T8">]</text:span><text:span text:style-name="T7"> </text:span><text:span text:style-name="T8">=</text:span><text:span text:style-name="T7"> Field</text:span><text:span text:style-name="T8">(</text:span></text:p>
      <text:p text:style-name="P8"><text:s text:c="8"/><text:span text:style-name="T8">...,</text:span></text:p>
      <text:p text:style-name="P8"><text:s text:c="8"/><text:span text:style-name="T7">description</text:span><text:span text:style-name="T8">=</text:span><text:span text:style-name="T6">"Exchange-specific API credentials"</text:span></text:p>
      <text:p text:style-name="P8"><text:s text:c="4"/><text:span text:style-name="T8">)</text:span></text:p>
      <text:p text:style-name="P3"><text:span text:style-name="Strong_20_Emphasis"><text:span text:style-name="T2">5. Advanced YAML Loader (</text:span></text:span><text:span text:style-name="Strong_20_Emphasis"><text:span text:style-name="Source_20_Text"><text:span text:style-name="T3">app/config/loaders/yaml_loader.py</text:span></text:span></text:span><text:span text:style-name="Strong_20_Emphasis"><text:span text:style-name="T2">)</text:span></text:span></text:p>
      <text:p text:style-name="P4">python</text:p>
      <text:p text:style-name="P5">Copy</text:p>
      <text:p text:style-name="P6"><text:span text:style-name="T4">import</text:span> yaml</text:p>
      <text:p text:style-name="P6"><text:span text:style-name="T4">from</text:span> pathlib <text:span text:style-name="T4">import</text:span> Path</text:p>
      <text:p text:style-name="P6"><text:span text:style-name="T4">from</text:span> pydantic <text:span text:style-name="T4">import</text:span> ValidationError</text:p>
      <text:p text:style-name="P6"><text:span text:style-name="T4">from</text:span> typing <text:span text:style-name="T4">import</text:span> Any<text:span text:style-name="T4">,</text:span> Dict</text:p>
      <text:p text:style-name="P6"><text:span text:style-name="T4">from</text:span> <text:span text:style-name="T4">..</text:span>schemas<text:span text:style-name="T4">.</text:span>trading <text:span text:style-name="T4">import</text:span> TradingConfig</text:p>
      <text:p text:style-name="P6"><text:span text:style-name="T4">from</text:span> <text:span text:style-name="T4">..</text:span>exceptions <text:span text:style-name="T4">import</text:span> ConfigError</text:p>
      <text:p text:style-name="P7"/>
      <text:p text:style-name="P6"><text:span text:style-name="T4">class</text:span> <text:span text:style-name="T5">YAMLLoader</text:span><text:span text:style-name="T4">:</text:span></text:p>
      <text:p text:style-name="P8"><text:s text:c="4"/><text:span text:style-name="T8">def</text:span><text:span text:style-name="T7"> </text:span><text:span text:style-name="T9">__init__</text:span><text:span text:style-name="T8">(</text:span><text:span text:style-name="T7">self</text:span><text:span text:style-name="T8">,</text:span><text:span text:style-name="T7"> config_path</text:span><text:span text:style-name="T8">:</text:span><text:span text:style-name="T7"> Path </text:span><text:span text:style-name="T8">=</text:span><text:span text:style-name="T7"> Path</text:span><text:span text:style-name="T8">(</text:span><text:span text:style-name="T6">"config.yaml"</text:span><text:span text:style-name="T8">)):</text:span></text:p>
      <text:p text:style-name="P8"><text:s text:c="8"/><text:span text:style-name="T7">self</text:span><text:span text:style-name="T8">.</text:span><text:span text:style-name="T7">config_path </text:span><text:span text:style-name="T8">=</text:span><text:span text:style-name="T7"> config_path</text:span></text:p>
      <text:p text:style-name="P7"/>
      <text:p text:style-name="P8"><text:s text:c="4"/><text:span text:style-name="T8">def</text:span><text:span text:style-name="T7"> </text:span><text:span text:style-name="T9">load</text:span><text:span text:style-name="T8">(</text:span><text:span text:style-name="T7">self</text:span><text:span text:style-name="T8">)</text:span><text:span text:style-name="T7"> </text:span><text:span text:style-name="T8">-&gt;</text:span><text:span text:style-name="T7"> Dict</text:span><text:span text:style-name="T8">[</text:span><text:span text:style-name="T6">str</text:span><text:span text:style-name="T8">,</text:span><text:span text:style-name="T7"> Any</text:span><text:span text:style-name="T8">]:</text:span></text:p>
      <text:p text:style-name="P8"><text:s text:c="8"/><text:span text:style-name="T8">try:</text:span></text:p>
      <text:p text:style-name="P8"><text:soft-page-break/><text:s text:c="12"/><text:span text:style-name="T8">if</text:span><text:span text:style-name="T7"> </text:span><text:span text:style-name="T8">not</text:span><text:span text:style-name="T7"> self</text:span><text:span text:style-name="T8">.</text:span><text:span text:style-name="T7">config_path</text:span><text:span text:style-name="T8">.</text:span><text:span text:style-name="T7">exists</text:span><text:span text:style-name="T8">():</text:span></text:p>
      <text:p text:style-name="P8"><text:s text:c="16"/><text:span text:style-name="T8">raise</text:span><text:span text:style-name="T7"> FileNotFoundError</text:span><text:span text:style-name="T8">(</text:span><text:span text:style-name="T6">f"Config file not found: </text:span><text:span text:style-name="T8">{</text:span><text:span text:style-name="T7">self</text:span><text:span text:style-name="T8">.</text:span><text:span text:style-name="T7">config_path</text:span><text:span text:style-name="T8">}</text:span><text:span text:style-name="T6">"</text:span><text:span text:style-name="T8">)</text:span></text:p>
      <text:p text:style-name="P7"><text:s text:c="12"/></text:p>
      <text:p text:style-name="P8"><text:s text:c="12"/><text:span text:style-name="T8">with</text:span><text:span text:style-name="T7"> </text:span><text:span text:style-name="T6">open</text:span><text:span text:style-name="T8">(</text:span><text:span text:style-name="T7">self</text:span><text:span text:style-name="T8">.</text:span><text:span text:style-name="T7">config_path</text:span><text:span text:style-name="T8">,</text:span><text:span text:style-name="T7"> </text:span><text:span text:style-name="T6">'r'</text:span><text:span text:style-name="T8">)</text:span><text:span text:style-name="T7"> </text:span><text:span text:style-name="T8">as</text:span><text:span text:style-name="T7"> f</text:span><text:span text:style-name="T8">:</text:span></text:p>
      <text:p text:style-name="P8"><text:s text:c="16"/><text:span text:style-name="T7">raw </text:span><text:span text:style-name="T8">=</text:span><text:span text:style-name="T7"> yaml</text:span><text:span text:style-name="T8">.</text:span><text:span text:style-name="T7">safe_load</text:span><text:span text:style-name="T8">(</text:span><text:span text:style-name="T7">f</text:span><text:span text:style-name="T8">)</text:span></text:p>
      <text:p text:style-name="P7"><text:s text:c="16"/></text:p>
      <text:p text:style-name="P8"><text:s text:c="12"/><text:span text:style-name="T8">return</text:span><text:span text:style-name="T7"> TradingConfig</text:span><text:span text:style-name="T8">(**</text:span><text:span text:style-name="T7">raw</text:span><text:span text:style-name="T8">).</text:span><text:span text:style-name="T6">dict</text:span><text:span text:style-name="T8">()</text:span></text:p>
      <text:p text:style-name="P7"><text:s text:c="12"/></text:p>
      <text:p text:style-name="P8"><text:s text:c="8"/><text:span text:style-name="T8">except</text:span><text:span text:style-name="T7"> yaml</text:span><text:span text:style-name="T8">.</text:span><text:span text:style-name="T7">YAMLError </text:span><text:span text:style-name="T8">as</text:span><text:span text:style-name="T7"> e</text:span><text:span text:style-name="T8">:</text:span></text:p>
      <text:p text:style-name="P8"><text:s text:c="12"/><text:span text:style-name="T8">raise</text:span><text:span text:style-name="T7"> ConfigError</text:span><text:span text:style-name="T8">(</text:span><text:span text:style-name="T6">f"YAML parsing error: </text:span><text:span text:style-name="T8">{</text:span><text:span text:style-name="T7">e</text:span><text:span text:style-name="T8">}</text:span><text:span text:style-name="T6">"</text:span><text:span text:style-name="T8">)</text:span><text:span text:style-name="T7"> </text:span><text:span text:style-name="T8">from</text:span><text:span text:style-name="T7"> e</text:span></text:p>
      <text:p text:style-name="P8"><text:s text:c="8"/><text:span text:style-name="T8">except</text:span><text:span text:style-name="T7"> ValidationError </text:span><text:span text:style-name="T8">as</text:span><text:span text:style-name="T7"> e</text:span><text:span text:style-name="T8">:</text:span></text:p>
      <text:p text:style-name="P8"><text:s text:c="12"/><text:span text:style-name="T7">error_msg </text:span><text:span text:style-name="T8">=</text:span><text:span text:style-name="T7"> self</text:span><text:span text:style-name="T8">.</text:span><text:span text:style-name="T7">_format_validation_error</text:span><text:span text:style-name="T8">(</text:span><text:span text:style-name="T7">e</text:span><text:span text:style-name="T8">)</text:span></text:p>
      <text:p text:style-name="P8"><text:s text:c="12"/><text:span text:style-name="T8">raise</text:span><text:span text:style-name="T7"> ConfigError</text:span><text:span text:style-name="T8">(</text:span><text:span text:style-name="T6">f"Configuration validation failed:\n</text:span><text:span text:style-name="T8">{</text:span><text:span text:style-name="T7">error_msg</text:span><text:span text:style-name="T8">}</text:span><text:span text:style-name="T6">"</text:span><text:span text:style-name="T8">)</text:span><text:span text:style-name="T7"> </text:span><text:span text:style-name="T8">from</text:span><text:span text:style-name="T7"> e</text:span></text:p>
      <text:p text:style-name="P7"/>
      <text:p text:style-name="P8"><text:s text:c="4"/><text:span text:style-name="T8">def</text:span><text:span text:style-name="T7"> </text:span><text:span text:style-name="T9">_format_validation_error</text:span><text:span text:style-name="T8">(</text:span><text:span text:style-name="T7">self</text:span><text:span text:style-name="T8">,</text:span><text:span text:style-name="T7"> error</text:span><text:span text:style-name="T8">:</text:span><text:span text:style-name="T7"> ValidationError</text:span><text:span text:style-name="T8">)</text:span><text:span text:style-name="T7"> </text:span><text:span text:style-name="T8">-&gt;</text:span><text:span text:style-name="T7"> </text:span><text:span text:style-name="T6">str</text:span><text:span text:style-name="T8">:</text:span></text:p>
      <text:p text:style-name="P8"><text:s text:c="8"/><text:span text:style-name="T8">return</text:span><text:span text:style-name="T7"> </text:span><text:span text:style-name="T6">"\n"</text:span><text:span text:style-name="T8">.</text:span><text:span text:style-name="T7">join</text:span><text:span text:style-name="T8">(</text:span></text:p>
      <text:p text:style-name="P8"><text:s text:c="12"/><text:span text:style-name="T6">f"</text:span><text:span text:style-name="T8">{</text:span><text:span text:style-name="T6">'.'</text:span><text:span text:style-name="T8">.</text:span><text:span text:style-name="T7">join</text:span><text:span text:style-name="T8">(</text:span><text:span text:style-name="T6">map</text:span><text:span text:style-name="T8">(</text:span><text:span text:style-name="T6">str</text:span><text:span text:style-name="T8">,</text:span><text:span text:style-name="T7"> err</text:span><text:span text:style-name="T8">[</text:span><text:span text:style-name="T6">'loc'</text:span><text:span text:style-name="T8">]))}</text:span><text:span text:style-name="T6">: </text:span><text:span text:style-name="T8">{</text:span><text:span text:style-name="T7">err</text:span><text:span text:style-name="T8">[</text:span><text:span text:style-name="T6">'msg'</text:span><text:span text:style-name="T8">]}</text:span><text:span text:style-name="T6">"</text:span></text:p>
      <text:p text:style-name="P8"><text:s text:c="12"/><text:span text:style-name="T8">for</text:span><text:span text:style-name="T7"> err </text:span><text:span text:style-name="T8">in</text:span><text:span text:style-name="T7"> error</text:span><text:span text:style-name="T8">.</text:span><text:span text:style-name="T7">errors</text:span><text:span text:style-name="T8">()</text:span></text:p>
      <text:p text:style-name="P8"><text:s text:c="8"/><text:span text:style-name="T8">)</text:span></text:p>
      <text:p text:style-name="P3"><text:span text:style-name="Strong_20_Emphasis"><text:span text:style-name="T2">6. Environment Loader with Secret Support (</text:span></text:span><text:span text:style-name="Strong_20_Emphasis"><text:span text:style-name="Source_20_Text"><text:span text:style-name="T3">app/config/loaders/env_loader.py</text:span></text:span></text:span><text:span text:style-name="Strong_20_Emphasis"><text:span text:style-name="T2">)</text:span></text:span></text:p>
      <text:p text:style-name="P4">python</text:p>
      <text:p text:style-name="P5">Copy</text:p>
      <text:p text:style-name="P6"><text:span text:style-name="T4">import</text:span> os</text:p>
      <text:p text:style-name="P6"><text:span text:style-name="T4">from</text:span> typing <text:span text:style-name="T4">import</text:span> Dict<text:span text:style-name="T4">,</text:span> Any</text:p>
      <text:p text:style-name="P6"><text:span text:style-name="T4">from</text:span> <text:span text:style-name="T4">..</text:span>schemas<text:span text:style-name="T4">.</text:span>base <text:span text:style-name="T4">import</text:span> ExchangeType</text:p>
      <text:p text:style-name="P7"/>
      <text:p text:style-name="P6"><text:span text:style-name="T4">class</text:span> <text:span text:style-name="T5">EnvLoader</text:span><text:span text:style-name="T4">:</text:span></text:p>
      <text:p text:style-name="P8"><text:s text:c="4"/><text:span text:style-name="T8">@classmethod</text:span></text:p>
      <text:p text:style-name="P8"><text:s text:c="4"/><text:span text:style-name="T8">def</text:span><text:span text:style-name="T7"> </text:span><text:span text:style-name="T9">load</text:span><text:span text:style-name="T8">(</text:span><text:span text:style-name="T7">cls</text:span><text:span text:style-name="T8">)</text:span><text:span text:style-name="T7"> </text:span><text:span text:style-name="T8">-&gt;</text:span><text:span text:style-name="T7"> Dict</text:span><text:span text:style-name="T8">[</text:span><text:span text:style-name="T6">str</text:span><text:span text:style-name="T8">,</text:span><text:span text:style-name="T7"> Any</text:span><text:span text:style-name="T8">]:</text:span></text:p>
      <text:p text:style-name="P8"><text:s text:c="8"/><text:span text:style-name="T7">config </text:span><text:span text:style-name="T8">=</text:span><text:span text:style-name="T7"> </text:span><text:span text:style-name="T8">{</text:span></text:p>
      <text:p text:style-name="P8"><text:s text:c="12"/><text:span text:style-name="T6">"mode"</text:span><text:span text:style-name="T8">:</text:span><text:span text:style-name="T7"> os</text:span><text:span text:style-name="T8">.</text:span><text:span text:style-name="T7">getenv</text:span><text:span text:style-name="T8">(</text:span><text:span text:style-name="T6">"TRADING_MODE"</text:span><text:span text:style-name="T8">,</text:span><text:span text:style-name="T7"> </text:span><text:span text:style-name="T6">"paper"</text:span><text:span text:style-name="T8">),</text:span></text:p>
      <text:p text:style-name="P8"><text:s text:c="12"/><text:span text:style-name="T6">"api_credentials"</text:span><text:span text:style-name="T8">:</text:span><text:span text:style-name="T7"> </text:span><text:span text:style-name="T8">{}</text:span></text:p>
      <text:p text:style-name="P8"><text:s text:c="8"/><text:span text:style-name="T8">}</text:span></text:p>
      <text:p text:style-name="P7"><text:s text:c="8"/></text:p>
      <text:p text:style-name="P8"><text:s text:c="8"/><text:span text:style-name="T8">for</text:span><text:span text:style-name="T7"> exchange </text:span><text:span text:style-name="T8">in</text:span><text:span text:style-name="T7"> ExchangeType</text:span><text:span text:style-name="T8">:</text:span></text:p>
      <text:p text:style-name="P8"><text:s text:c="12"/><text:span text:style-name="T7">prefix </text:span><text:span text:style-name="T8">=</text:span><text:span text:style-name="T7"> exchange</text:span><text:span text:style-name="T8">.</text:span><text:span text:style-name="T7">value</text:span><text:span text:style-name="T8">.</text:span><text:span text:style-name="T7">upper</text:span><text:span text:style-name="T8">()</text:span></text:p>
      <text:p text:style-name="P8"><text:s text:c="12"/><text:span text:style-name="T7">api_key </text:span><text:span text:style-name="T8">=</text:span><text:span text:style-name="T7"> os</text:span><text:span text:style-name="T8">.</text:span><text:span text:style-name="T7">getenv</text:span><text:span text:style-name="T8">(</text:span><text:span text:style-name="T6">f"</text:span><text:span text:style-name="T8">{</text:span><text:span text:style-name="T7">prefix</text:span><text:span text:style-name="T8">}</text:span><text:span text:style-name="T6">_API_KEY"</text:span><text:span text:style-name="T8">)</text:span></text:p>
      <text:p text:style-name="P8"><text:s text:c="12"/><text:span text:style-name="T7">api_secret </text:span><text:span text:style-name="T8">=</text:span><text:span text:style-name="T7"> os</text:span><text:span text:style-name="T8">.</text:span><text:span text:style-name="T7">getenv</text:span><text:span text:style-name="T8">(</text:span><text:span text:style-name="T6">f"</text:span><text:span text:style-name="T8">{</text:span><text:span text:style-name="T7">prefix</text:span><text:span text:style-name="T8">}</text:span><text:span text:style-name="T6">_API_SECRET"</text:span><text:span text:style-name="T8">)</text:span></text:p>
      <text:p text:style-name="P7"><text:s text:c="12"/></text:p>
      <text:p text:style-name="P8"><text:s text:c="12"/><text:span text:style-name="T8">if</text:span><text:span text:style-name="T7"> api_key </text:span><text:span text:style-name="T8">and</text:span><text:span text:style-name="T7"> api_secret</text:span><text:span text:style-name="T8">:</text:span></text:p>
      <text:p text:style-name="P8"><text:s text:c="16"/><text:span text:style-name="T7">config</text:span><text:span text:style-name="T8">[</text:span><text:span text:style-name="T6">"api_credentials"</text:span><text:span text:style-name="T8">][</text:span><text:span text:style-name="T7">exchange</text:span><text:span text:style-name="T8">.</text:span><text:span text:style-name="T7">value</text:span><text:span text:style-name="T8">]</text:span><text:span text:style-name="T7"> </text:span><text:span text:style-name="T8">=</text:span><text:span text:style-name="T7"> </text:span><text:span text:style-name="T8">{</text:span></text:p>
      <text:p text:style-name="P8"><text:s text:c="20"/><text:span text:style-name="T6">"api_key"</text:span><text:span text:style-name="T8">:</text:span><text:span text:style-name="T7"> api_key</text:span><text:span text:style-name="T8">,</text:span></text:p>
      <text:p text:style-name="P8"><text:s text:c="20"/><text:span text:style-name="T6">"api_secret"</text:span><text:span text:style-name="T8">:</text:span><text:span text:style-name="T7"> api_secret</text:span></text:p>
      <text:p text:style-name="P8"><text:s text:c="16"/><text:span text:style-name="T8">}</text:span></text:p>
      <text:p text:style-name="P7"><text:s text:c="16"/></text:p>
      <text:p text:style-name="P8"><text:s text:c="8"/><text:span text:style-name="T8">return</text:span><text:span text:style-name="T7"> config</text:span></text:p>
      <text:p text:style-name="P3"><text:span text:style-name="Strong_20_Emphasis"><text:span text:style-name="T2">7. Complete Config Manager (</text:span></text:span><text:span text:style-name="Strong_20_Emphasis"><text:span text:style-name="Source_20_Text"><text:span text:style-name="T3">app/config/__init__.py</text:span></text:span></text:span><text:span text:style-name="Strong_20_Emphasis"><text:span text:style-name="T2">)</text:span></text:span></text:p>
      <text:p text:style-name="P4">python</text:p>
      <text:p text:style-name="P5">Copy</text:p>
      <text:p text:style-name="P6"><text:span text:style-name="T4">from</text:span> pathlib <text:span text:style-name="T4">import</text:span> Path</text:p>
      <text:p text:style-name="P6"><text:span text:style-name="T4">from</text:span> typing <text:span text:style-name="T4">import</text:span> Optional<text:span text:style-name="T4">,</text:span> Dict<text:span text:style-name="T4">,</text:span> Any</text:p>
      <text:p text:style-name="P6"><text:soft-page-break/><text:span text:style-name="T4">from</text:span> pydantic <text:span text:style-name="T4">import</text:span> validate_arguments</text:p>
      <text:p text:style-name="P6"><text:span text:style-name="T4">from</text:span> <text:span text:style-name="T4">.</text:span>schemas<text:span text:style-name="T4">.</text:span>trading <text:span text:style-name="T4">import</text:span> TradingConfig</text:p>
      <text:p text:style-name="P6"><text:span text:style-name="T4">from</text:span> <text:span text:style-name="T4">.</text:span>loaders<text:span text:style-name="T4">.</text:span>yaml_loader <text:span text:style-name="T4">import</text:span> YAMLLoader</text:p>
      <text:p text:style-name="P6"><text:span text:style-name="T4">from</text:span> <text:span text:style-name="T4">.</text:span>loaders<text:span text:style-name="T4">.</text:span>env_loader <text:span text:style-name="T4">import</text:span> EnvLoader</text:p>
      <text:p text:style-name="P6"><text:span text:style-name="T4">from</text:span> <text:span text:style-name="T4">.</text:span>loaders<text:span text:style-name="T4">.</text:span>secrets <text:span text:style-name="T4">import</text:span> SecretLoader</text:p>
      <text:p text:style-name="P6"><text:span text:style-name="T4">from</text:span> <text:span text:style-name="T4">.</text:span>exceptions <text:span text:style-name="T4">import</text:span> ConfigError</text:p>
      <text:p text:style-name="P7"/>
      <text:p text:style-name="P6"><text:span text:style-name="T4">class</text:span> <text:span text:style-name="T5">ConfigManager</text:span><text:span text:style-name="T4">:</text:span></text:p>
      <text:p text:style-name="P8"><text:s text:c="4"/><text:span text:style-name="T7">_instance</text:span><text:span text:style-name="T8">:</text:span><text:span text:style-name="T7"> Optional</text:span><text:span text:style-name="T8">[</text:span><text:span text:style-name="T6">'ConfigManager'</text:span><text:span text:style-name="T8">]</text:span><text:span text:style-name="T7"> </text:span><text:span text:style-name="T8">=</text:span><text:span text:style-name="T7"> </text:span><text:span text:style-name="T8">None</text:span></text:p>
      <text:p text:style-name="P7"><text:s text:c="4"/></text:p>
      <text:p text:style-name="P8"><text:s text:c="4"/><text:span text:style-name="T8">def</text:span><text:span text:style-name="T7"> </text:span><text:span text:style-name="T9">__new__</text:span><text:span text:style-name="T8">(</text:span><text:span text:style-name="T7">cls</text:span><text:span text:style-name="T8">):</text:span></text:p>
      <text:p text:style-name="P8"><text:s text:c="8"/><text:span text:style-name="T8">if</text:span><text:span text:style-name="T7"> </text:span><text:span text:style-name="T8">not</text:span><text:span text:style-name="T7"> cls</text:span><text:span text:style-name="T8">.</text:span><text:span text:style-name="T7">_instance</text:span><text:span text:style-name="T8">:</text:span></text:p>
      <text:p text:style-name="P8"><text:s text:c="12"/><text:span text:style-name="T7">cls</text:span><text:span text:style-name="T8">.</text:span><text:span text:style-name="T7">_instance </text:span><text:span text:style-name="T8">=</text:span><text:span text:style-name="T7"> </text:span><text:span text:style-name="T6">super</text:span><text:span text:style-name="T8">().</text:span><text:span text:style-name="T7">__new__</text:span><text:span text:style-name="T8">(</text:span><text:span text:style-name="T7">cls</text:span><text:span text:style-name="T8">)</text:span></text:p>
      <text:p text:style-name="P8"><text:s text:c="12"/><text:span text:style-name="T7">cls</text:span><text:span text:style-name="T8">.</text:span><text:span text:style-name="T7">_instance</text:span><text:span text:style-name="T8">.</text:span><text:span text:style-name="T7">_config </text:span><text:span text:style-name="T8">=</text:span><text:span text:style-name="T7"> </text:span><text:span text:style-name="T8">None</text:span></text:p>
      <text:p text:style-name="P8"><text:s text:c="8"/><text:span text:style-name="T8">return</text:span><text:span text:style-name="T7"> cls</text:span><text:span text:style-name="T8">.</text:span><text:span text:style-name="T7">_instance</text:span></text:p>
      <text:p text:style-name="P7"><text:s text:c="4"/></text:p>
      <text:p text:style-name="P8"><text:s text:c="4"/><text:span text:style-name="T8">@property</text:span></text:p>
      <text:p text:style-name="P8"><text:s text:c="4"/><text:span text:style-name="T8">def</text:span><text:span text:style-name="T7"> </text:span><text:span text:style-name="T9">config</text:span><text:span text:style-name="T8">(</text:span><text:span text:style-name="T7">self</text:span><text:span text:style-name="T8">)</text:span><text:span text:style-name="T7"> </text:span><text:span text:style-name="T8">-&gt;</text:span><text:span text:style-name="T7"> TradingConfig</text:span><text:span text:style-name="T8">:</text:span></text:p>
      <text:p text:style-name="P8"><text:s text:c="8"/><text:span text:style-name="T8">if</text:span><text:span text:style-name="T7"> </text:span><text:span text:style-name="T8">not</text:span><text:span text:style-name="T7"> self</text:span><text:span text:style-name="T8">.</text:span><text:span text:style-name="T7">_config</text:span><text:span text:style-name="T8">:</text:span></text:p>
      <text:p text:style-name="P8"><text:s text:c="12"/><text:span text:style-name="T7">self</text:span><text:span text:style-name="T8">.</text:span><text:span text:style-name="T6">reload</text:span><text:span text:style-name="T8">()</text:span></text:p>
      <text:p text:style-name="P8"><text:s text:c="8"/><text:span text:style-name="T8">return</text:span><text:span text:style-name="T7"> self</text:span><text:span text:style-name="T8">.</text:span><text:span text:style-name="T7">_config</text:span></text:p>
      <text:p text:style-name="P7"/>
      <text:p text:style-name="P8"><text:s text:c="4"/><text:span text:style-name="T8">def</text:span><text:span text:style-name="T7"> </text:span><text:span text:style-name="T9">reload</text:span><text:span text:style-name="T8">(</text:span><text:span text:style-name="T7">self</text:span><text:span text:style-name="T8">,</text:span><text:span text:style-name="T7"> config_path</text:span><text:span text:style-name="T8">:</text:span><text:span text:style-name="T7"> Optional</text:span><text:span text:style-name="T8">[</text:span><text:span text:style-name="T7">Path</text:span><text:span text:style-name="T8">]</text:span><text:span text:style-name="T7"> </text:span><text:span text:style-name="T8">=</text:span><text:span text:style-name="T7"> </text:span><text:span text:style-name="T8">None):</text:span></text:p>
      <text:p text:style-name="P8"><text:s text:c="8"/><text:span text:style-name="T8">try:</text:span></text:p>
      <text:p text:style-name="P8"><text:s text:c="12"/><text:span text:style-name="T12"># Load from multiple sources</text:span></text:p>
      <text:p text:style-name="P8"><text:s text:c="12"/><text:span text:style-name="T7">yaml_data </text:span><text:span text:style-name="T8">=</text:span><text:span text:style-name="T7"> YAMLLoader</text:span><text:span text:style-name="T8">(</text:span><text:span text:style-name="T7">config_path</text:span><text:span text:style-name="T8">).</text:span><text:span text:style-name="T7">load</text:span><text:span text:style-name="T8">()</text:span><text:span text:style-name="T7"> </text:span><text:span text:style-name="T8">if</text:span><text:span text:style-name="T7"> config_path </text:span><text:span text:style-name="T8">else</text:span><text:span text:style-name="T7"> </text:span><text:span text:style-name="T8">{}</text:span></text:p>
      <text:p text:style-name="P8"><text:s text:c="12"/><text:span text:style-name="T7">env_data </text:span><text:span text:style-name="T8">=</text:span><text:span text:style-name="T7"> EnvLoader</text:span><text:span text:style-name="T8">.</text:span><text:span text:style-name="T7">load</text:span><text:span text:style-name="T8">()</text:span></text:p>
      <text:p text:style-name="P8"><text:s text:c="12"/><text:span text:style-name="T7">secret_data </text:span><text:span text:style-name="T8">=</text:span><text:span text:style-name="T7"> SecretLoader</text:span><text:span text:style-name="T8">.</text:span><text:span text:style-name="T7">load</text:span><text:span text:style-name="T8">()</text:span></text:p>
      <text:p text:style-name="P7"><text:s text:c="12"/></text:p>
      <text:p text:style-name="P8"><text:s text:c="12"/><text:span text:style-name="T12"># Merge data sources</text:span></text:p>
      <text:p text:style-name="P8"><text:s text:c="12"/><text:span text:style-name="T7">merged </text:span><text:span text:style-name="T8">=</text:span><text:span text:style-name="T7"> self</text:span><text:span text:style-name="T8">.</text:span><text:span text:style-name="T7">_deep_merge</text:span><text:span text:style-name="T8">(</text:span><text:span text:style-name="T7">yaml_data</text:span><text:span text:style-name="T8">,</text:span><text:span text:style-name="T7"> env_data</text:span><text:span text:style-name="T8">)</text:span></text:p>
      <text:p text:style-name="P8"><text:s text:c="12"/><text:span text:style-name="T7">merged </text:span><text:span text:style-name="T8">=</text:span><text:span text:style-name="T7"> self</text:span><text:span text:style-name="T8">.</text:span><text:span text:style-name="T7">_deep_merge</text:span><text:span text:style-name="T8">(</text:span><text:span text:style-name="T7">merged</text:span><text:span text:style-name="T8">,</text:span><text:span text:style-name="T7"> secret_data</text:span><text:span text:style-name="T8">)</text:span></text:p>
      <text:p text:style-name="P7"><text:s text:c="12"/></text:p>
      <text:p text:style-name="P8"><text:s text:c="12"/><text:span text:style-name="T7">self</text:span><text:span text:style-name="T8">.</text:span><text:span text:style-name="T7">_config </text:span><text:span text:style-name="T8">=</text:span><text:span text:style-name="T7"> TradingConfig</text:span><text:span text:style-name="T8">(**</text:span><text:span text:style-name="T7">merged</text:span><text:span text:style-name="T8">)</text:span></text:p>
      <text:p text:style-name="P7"><text:s text:c="12"/></text:p>
      <text:p text:style-name="P8"><text:s text:c="8"/><text:span text:style-name="T8">except</text:span><text:span text:style-name="T7"> Exception </text:span><text:span text:style-name="T8">as</text:span><text:span text:style-name="T7"> e</text:span><text:span text:style-name="T8">:</text:span></text:p>
      <text:p text:style-name="P8"><text:s text:c="12"/><text:span text:style-name="T8">raise</text:span><text:span text:style-name="T7"> ConfigError</text:span><text:span text:style-name="T8">(</text:span><text:span text:style-name="T6">f"Failed to load configuration: </text:span><text:span text:style-name="T8">{</text:span><text:span text:style-name="T6">str</text:span><text:span text:style-name="T8">(</text:span><text:span text:style-name="T7">e</text:span><text:span text:style-name="T8">)}</text:span><text:span text:style-name="T6">"</text:span><text:span text:style-name="T8">)</text:span><text:span text:style-name="T7"> </text:span><text:span text:style-name="T8">from</text:span><text:span text:style-name="T7"> e</text:span></text:p>
      <text:p text:style-name="P7"/>
      <text:p text:style-name="P8"><text:s text:c="4"/><text:span text:style-name="T8">def</text:span><text:span text:style-name="T7"> </text:span><text:span text:style-name="T9">_deep_merge</text:span><text:span text:style-name="T8">(</text:span><text:span text:style-name="T7">self</text:span><text:span text:style-name="T8">,</text:span><text:span text:style-name="T7"> base</text:span><text:span text:style-name="T8">:</text:span><text:span text:style-name="T7"> Dict</text:span><text:span text:style-name="T8">,</text:span><text:span text:style-name="T7"> update</text:span><text:span text:style-name="T8">:</text:span><text:span text:style-name="T7"> Dict</text:span><text:span text:style-name="T8">)</text:span><text:span text:style-name="T7"> </text:span><text:span text:style-name="T8">-&gt;</text:span><text:span text:style-name="T7"> Dict</text:span><text:span text:style-name="T8">:</text:span></text:p>
      <text:p text:style-name="P8"><text:s text:c="8"/><text:span text:style-name="T8">for</text:span><text:span text:style-name="T7"> key</text:span><text:span text:style-name="T8">,</text:span><text:span text:style-name="T7"> val </text:span><text:span text:style-name="T8">in</text:span><text:span text:style-name="T7"> update</text:span><text:span text:style-name="T8">.</text:span><text:span text:style-name="T7">items</text:span><text:span text:style-name="T8">():</text:span></text:p>
      <text:p text:style-name="P8"><text:s text:c="12"/><text:span text:style-name="T8">if</text:span><text:span text:style-name="T7"> </text:span><text:span text:style-name="T6">isinstance</text:span><text:span text:style-name="T8">(</text:span><text:span text:style-name="T7">val</text:span><text:span text:style-name="T8">,</text:span><text:span text:style-name="T7"> </text:span><text:span text:style-name="T6">dict</text:span><text:span text:style-name="T8">):</text:span></text:p>
      <text:p text:style-name="P8"><text:s text:c="16"/><text:span text:style-name="T7">node </text:span><text:span text:style-name="T8">=</text:span><text:span text:style-name="T7"> base</text:span><text:span text:style-name="T8">.</text:span><text:span text:style-name="T7">setdefault</text:span><text:span text:style-name="T8">(</text:span><text:span text:style-name="T7">key</text:span><text:span text:style-name="T8">,</text:span><text:span text:style-name="T7"> </text:span><text:span text:style-name="T8">{})</text:span></text:p>
      <text:p text:style-name="P8"><text:s text:c="16"/><text:span text:style-name="T7">self</text:span><text:span text:style-name="T8">.</text:span><text:span text:style-name="T7">_deep_merge</text:span><text:span text:style-name="T8">(</text:span><text:span text:style-name="T7">node</text:span><text:span text:style-name="T8">,</text:span><text:span text:style-name="T7"> val</text:span><text:span text:style-name="T8">)</text:span></text:p>
      <text:p text:style-name="P8"><text:s text:c="12"/><text:span text:style-name="T8">else:</text:span></text:p>
      <text:p text:style-name="P8"><text:s text:c="16"/><text:span text:style-name="T7">base</text:span><text:span text:style-name="T8">[</text:span><text:span text:style-name="T7">key</text:span><text:span text:style-name="T8">]</text:span><text:span text:style-name="T7"> </text:span><text:span text:style-name="T8">=</text:span><text:span text:style-name="T7"> val</text:span></text:p>
      <text:p text:style-name="P8"><text:s text:c="8"/><text:span text:style-name="T8">return</text:span><text:span text:style-name="T7"> base</text:span></text:p>
      <text:p text:style-name="P7"/>
      <text:p text:style-name="P8"><text:s text:c="4"/><text:span text:style-name="T8">@validate_arguments</text:span></text:p>
      <text:p text:style-name="P8"><text:s text:c="4"/><text:span text:style-name="T8">def</text:span><text:span text:style-name="T7"> </text:span><text:span text:style-name="T9">update_parameter</text:span><text:span text:style-name="T8">(</text:span><text:span text:style-name="T7">self</text:span><text:span text:style-name="T8">,</text:span><text:span text:style-name="T7"> path</text:span><text:span text:style-name="T8">:</text:span><text:span text:style-name="T7"> </text:span><text:span text:style-name="T6">str</text:span><text:span text:style-name="T8">,</text:span><text:span text:style-name="T7"> value</text:span><text:span text:style-name="T8">:</text:span><text:span text:style-name="T7"> Any</text:span><text:span text:style-name="T8">):</text:span></text:p>
      <text:p text:style-name="P8"><text:s text:c="8"/><text:span text:style-name="T7">current </text:span><text:span text:style-name="T8">=</text:span><text:span text:style-name="T7"> self</text:span><text:span text:style-name="T8">.</text:span><text:span text:style-name="T7">config</text:span><text:span text:style-name="T8">.</text:span><text:span text:style-name="T6">dict</text:span><text:span text:style-name="T8">()</text:span></text:p>
      <text:p text:style-name="P8"><text:s text:c="8"/><text:span text:style-name="T7">keys </text:span><text:span text:style-name="T8">=</text:span><text:span text:style-name="T7"> path</text:span><text:span text:style-name="T8">.</text:span><text:span text:style-name="T7">split</text:span><text:span text:style-name="T8">(</text:span><text:span text:style-name="T6">'.'</text:span><text:span text:style-name="T8">)</text:span></text:p>
      <text:p text:style-name="P7"><text:s text:c="8"/></text:p>
      <text:p text:style-name="P8"><text:s text:c="8"/><text:span text:style-name="T8">for</text:span><text:span text:style-name="T7"> key </text:span><text:span text:style-name="T8">in</text:span><text:span text:style-name="T7"> keys</text:span><text:span text:style-name="T8">[:-</text:span><text:span text:style-name="T11">1</text:span><text:span text:style-name="T8">]:</text:span></text:p>
      <text:p text:style-name="P8"><text:s text:c="12"/><text:span text:style-name="T7">current </text:span><text:span text:style-name="T8">=</text:span><text:span text:style-name="T7"> current</text:span><text:span text:style-name="T8">.</text:span><text:span text:style-name="T7">setdefault</text:span><text:span text:style-name="T8">(</text:span><text:span text:style-name="T7">key</text:span><text:span text:style-name="T8">,</text:span><text:span text:style-name="T7"> </text:span><text:span text:style-name="T8">{})</text:span></text:p>
      <text:p text:style-name="P7"><text:s text:c="12"/></text:p>
      <text:p text:style-name="P8"><text:s text:c="8"/><text:span text:style-name="T7">current</text:span><text:span text:style-name="T8">[</text:span><text:span text:style-name="T7">keys</text:span><text:span text:style-name="T8">[-</text:span><text:span text:style-name="T11">1</text:span><text:span text:style-name="T8">]]</text:span><text:span text:style-name="T7"> </text:span><text:span text:style-name="T8">=</text:span><text:span text:style-name="T7"> value</text:span></text:p>
      <text:p text:style-name="P8"><text:soft-page-break/><text:s text:c="8"/><text:span text:style-name="T7">self</text:span><text:span text:style-name="T8">.</text:span><text:span text:style-name="T7">_config </text:span><text:span text:style-name="T8">=</text:span><text:span text:style-name="T7"> TradingConfig</text:span><text:span text:style-name="T8">(**</text:span><text:span text:style-name="T7">current</text:span><text:span text:style-name="T8">)</text:span></text:p>
      <text:p text:style-name="P7"/>
      <text:p text:style-name="P8"><text:s text:c="4"/><text:span text:style-name="T8">def</text:span><text:span text:style-name="T7"> </text:span><text:span text:style-name="T9">generate_template</text:span><text:span text:style-name="T8">(</text:span><text:span text:style-name="T7">self</text:span><text:span text:style-name="T8">,</text:span><text:span text:style-name="T7"> path</text:span><text:span text:style-name="T8">:</text:span><text:span text:style-name="T7"> Path </text:span><text:span text:style-name="T8">=</text:span><text:span text:style-name="T7"> Path</text:span><text:span text:style-name="T8">(</text:span><text:span text:style-name="T6">"config-template.yaml"</text:span><text:span text:style-name="T8">)):</text:span></text:p>
      <text:p text:style-name="P8"><text:s text:c="8"/><text:span text:style-name="T7">template </text:span><text:span text:style-name="T8">=</text:span><text:span text:style-name="T7"> TradingConfig</text:span><text:span text:style-name="T8">.</text:span><text:span text:style-name="T7">schema</text:span><text:span text:style-name="T8">()[</text:span><text:span text:style-name="T6">'example'</text:span><text:span text:style-name="T8">]</text:span></text:p>
      <text:p text:style-name="P8"><text:s text:c="8"/><text:span text:style-name="T8">with</text:span><text:span text:style-name="T7"> </text:span><text:span text:style-name="T6">open</text:span><text:span text:style-name="T8">(</text:span><text:span text:style-name="T7">path</text:span><text:span text:style-name="T8">,</text:span><text:span text:style-name="T7"> </text:span><text:span text:style-name="T6">'w'</text:span><text:span text:style-name="T8">)</text:span><text:span text:style-name="T7"> </text:span><text:span text:style-name="T8">as</text:span><text:span text:style-name="T7"> f</text:span><text:span text:style-name="T8">:</text:span></text:p>
      <text:p text:style-name="P8"><text:s text:c="12"/><text:span text:style-name="T7">yaml</text:span><text:span text:style-name="T8">.</text:span><text:span text:style-name="T7">safe_dump</text:span><text:span text:style-name="T8">(</text:span><text:span text:style-name="T7">template</text:span><text:span text:style-name="T8">,</text:span><text:span text:style-name="T7"> f</text:span><text:span text:style-name="T8">,</text:span><text:span text:style-name="T7"> sort_keys</text:span><text:span text:style-name="T8">=False)</text:span></text:p>
      <text:p text:style-name="P7"/>
      <text:p text:style-name="P6"><text:span text:style-name="T4">class</text:span> <text:span text:style-name="T5">SecretLoader</text:span><text:span text:style-name="T4">:</text:span></text:p>
      <text:p text:style-name="P8"><text:s text:c="4"/><text:span text:style-name="T8">@classmethod</text:span></text:p>
      <text:p text:style-name="P8"><text:s text:c="4"/><text:span text:style-name="T8">def</text:span><text:span text:style-name="T7"> </text:span><text:span text:style-name="T9">load</text:span><text:span text:style-name="T8">(</text:span><text:span text:style-name="T7">cls</text:span><text:span text:style-name="T8">)</text:span><text:span text:style-name="T7"> </text:span><text:span text:style-name="T8">-&gt;</text:span><text:span text:style-name="T7"> Dict</text:span><text:span text:style-name="T8">[</text:span><text:span text:style-name="T6">str</text:span><text:span text:style-name="T8">,</text:span><text:span text:style-name="T7"> Any</text:span><text:span text:style-name="T8">]:</text:span></text:p>
      <text:p text:style-name="P8"><text:s text:c="8"/><text:span text:style-name="T12"># Implement integration with your secret vault</text:span></text:p>
      <text:p text:style-name="P8"><text:s text:c="8"/><text:span text:style-name="T8">return</text:span><text:span text:style-name="T7"> </text:span><text:span text:style-name="T8">{}</text:span></text:p>
      <text:p text:style-name="P3"><text:span text:style-name="Strong_20_Emphasis"><text:span text:style-name="T2">8. Error Handling (</text:span></text:span><text:span text:style-name="Strong_20_Emphasis"><text:span text:style-name="Source_20_Text"><text:span text:style-name="T3">app/config/exceptions.py</text:span></text:span></text:span><text:span text:style-name="Strong_20_Emphasis"><text:span text:style-name="T2">)</text:span></text:span></text:p>
      <text:p text:style-name="P4">python</text:p>
      <text:p text:style-name="P5">Copy</text:p>
      <text:p text:style-name="P6"><text:span text:style-name="T4">class</text:span> <text:span text:style-name="T5">ConfigError</text:span><text:span text:style-name="T4">(</text:span>Exception<text:span text:style-name="T4">):</text:span></text:p>
      <text:p text:style-name="P8"><text:s text:c="4"/><text:span text:style-name="T6">"""Base configuration error"""</text:span></text:p>
      <text:p text:style-name="P7"><text:s text:c="4"/></text:p>
      <text:p text:style-name="P6"><text:span text:style-name="T4">class</text:span> <text:span text:style-name="T5">ValidationError</text:span><text:span text:style-name="T4">(</text:span>ConfigError<text:span text:style-name="T4">):</text:span></text:p>
      <text:p text:style-name="P8"><text:s text:c="4"/><text:span text:style-name="T6">"""Configuration validation failed"""</text:span></text:p>
      <text:p text:style-name="P7"/>
      <text:p text:style-name="P6"><text:span text:style-name="T4">class</text:span> <text:span text:style-name="T5">SecretError</text:span><text:span text:style-name="T4">(</text:span>ConfigError<text:span text:style-name="T4">):</text:span></text:p>
      <text:p text:style-name="P8"><text:s text:c="4"/><text:span text:style-name="T6">"""Secret management error"""</text:span></text:p>
      <text:p text:style-name="P3"><text:span text:style-name="Strong_20_Emphasis"><text:span text:style-name="T2">Example Configuration File (</text:span></text:span><text:span text:style-name="Strong_20_Emphasis"><text:span text:style-name="Source_20_Text"><text:span text:style-name="T3">config-template.yaml</text:span></text:span></text:span><text:span text:style-name="Strong_20_Emphasis"><text:span text:style-name="T2">)</text:span></text:span></text:p>
      <text:p text:style-name="P4">yaml</text:p>
      <text:p text:style-name="P5">Copy</text:p>
      <text:p text:style-name="P6"><text:span text:style-name="T5">mode</text:span><text:span text:style-name="T4">:</text:span> paper</text:p>
      <text:p text:style-name="P6"><text:span text:style-name="T5">exchange</text:span><text:span text:style-name="T4">:</text:span> binance</text:p>
      <text:p text:style-name="P6"><text:span text:style-name="T5">base_currency</text:span><text:span text:style-name="T4">:</text:span> USDT</text:p>
      <text:p text:style-name="P6"><text:span text:style-name="T5">initial_balance</text:span><text:span text:style-name="T4">:</text:span> <text:span text:style-name="T13">10000.0</text:span></text:p>
      <text:p text:style-name="P7"/>
      <text:p text:style-name="P6"><text:span text:style-name="T5">risk_parameters</text:span><text:span text:style-name="T4">:</text:span></text:p>
      <text:p text:style-name="P8"><text:s text:c="2"/><text:span text:style-name="T9">max_positions</text:span><text:span text:style-name="T8">:</text:span><text:span text:style-name="T7"> </text:span><text:span text:style-name="T11">5</text:span></text:p>
      <text:p text:style-name="P8"><text:s text:c="2"/><text:span text:style-name="T9">max_position_size</text:span><text:span text:style-name="T8">:</text:span><text:span text:style-name="T7"> </text:span><text:span text:style-name="T11">0.1</text:span></text:p>
      <text:p text:style-name="P8"><text:s text:c="2"/><text:span text:style-name="T9">trailing_stop_pct</text:span><text:span text:style-name="T8">:</text:span><text:span text:style-name="T7"> </text:span><text:span text:style-name="T11">0.02</text:span></text:p>
      <text:p text:style-name="P8"><text:s text:c="2"/><text:span text:style-name="T9">min_liquidity</text:span><text:span text:style-name="T8">:</text:span><text:span text:style-name="T7"> </text:span><text:span text:style-name="T11">1000.0</text:span></text:p>
      <text:p text:style-name="P8"><text:s text:c="2"/><text:span text:style-name="T9">max_daily_drawdown</text:span><text:span text:style-name="T8">:</text:span><text:span text:style-name="T7"> </text:span><text:span text:style-name="T11">0.03</text:span></text:p>
      <text:p text:style-name="P7"/>
      <text:p text:style-name="P6"><text:span text:style-name="T5">strategy_parameters</text:span><text:span text:style-name="T4">:</text:span></text:p>
      <text:p text:style-name="P8"><text:s text:c="2"/><text:span text:style-name="T9">name</text:span><text:span text:style-name="T8">:</text:span><text:span text:style-name="T7"> volatility_strategy</text:span></text:p>
      <text:p text:style-name="P8"><text:s text:c="2"/><text:span text:style-name="T9">security_types</text:span><text:span text:style-name="T8">:</text:span></text:p>
      <text:p text:style-name="P8"><text:s text:c="4"/><text:span text:style-name="T8">-</text:span><text:span text:style-name="T7"> crypto</text:span></text:p>
      <text:p text:style-name="P8"><text:s text:c="2"/><text:span text:style-name="T9">min_volatility</text:span><text:span text:style-name="T8">:</text:span><text:span text:style-name="T7"> </text:span><text:span text:style-name="T11">0.01</text:span></text:p>
      <text:p text:style-name="P8"><text:s text:c="2"/><text:span text:style-name="T9">max_volatility</text:span><text:span text:style-name="T8">:</text:span><text:span text:style-name="T7"> </text:span><text:span text:style-name="T11">0.5</text:span></text:p>
      <text:p text:style-name="P8"><text:s text:c="2"/><text:span text:style-name="T9">profit_target_pct</text:span><text:span text:style-name="T8">:</text:span><text:span text:style-name="T7"> </text:span><text:span text:style-name="T11">0.03</text:span></text:p>
      <text:p text:style-name="P7"/>
      <text:p text:style-name="P6"><text:span text:style-name="T5">api_credentials</text:span><text:span text:style-name="T4">:</text:span></text:p>
      <text:p text:style-name="P8"><text:s text:c="2"/><text:span text:style-name="T9">binance</text:span><text:span text:style-name="T8">:</text:span></text:p>
      <text:p text:style-name="P8"><text:s text:c="4"/><text:span text:style-name="T9">api_key</text:span><text:span text:style-name="T8">:</text:span><text:span text:style-name="T7"> your_binance_key</text:span></text:p>
      <text:p text:style-name="P8"><text:s text:c="4"/><text:span text:style-name="T9">api_secret</text:span><text:span text:style-name="T8">:</text:span><text:span text:style-name="T7"> your_binance_secret</text:span></text:p>
      <text:p text:style-name="P8"><text:s text:c="2"/><text:span text:style-name="T9">kraken</text:span><text:span text:style-name="T8">:</text:span></text:p>
      <text:p text:style-name="P8"><text:soft-page-break/><text:s text:c="4"/><text:span text:style-name="T9">api_key</text:span><text:span text:style-name="T8">:</text:span><text:span text:style-name="T7"> your_kraken_key</text:span></text:p>
      <text:p text:style-name="P8"><text:s text:c="4"/><text:span text:style-name="T9">api_secret</text:span><text:span text:style-name="T8">:</text:span><text:span text:style-name="T7"> your_kraken_secret</text:span></text:p>
      <text:p text:style-name="P8"><text:s text:c="4"/><text:span text:style-name="T9">passphrase</text:span><text:span text:style-name="T8">:</text:span><text:span text:style-name="T7"> optional_passphrase</text:span></text:p>
      <text:p text:style-name="P3"><text:span text:style-name="Strong_20_Emphasis"><text:span text:style-name="T2">Key Features of This Implementation:</text:span></text:span></text:p>
      <text:list text:style-name="L1">
        <text:list-item>
          <text:p text:style-name="P10"><text:span text:style-name="Strong_20_Emphasis"><text:span text:style-name="T2">Strong Type Safety</text:span></text:span><text:span text:style-name="T2">: All values validated using Pydantic constraints</text:span></text:p>
        </text:list-item>
        <text:list-item>
          <text:p text:style-name="P10"><text:span text:style-name="Strong_20_Emphasis"><text:span text:style-name="T2">Multi-source Configuration</text:span></text:span><text:span text:style-name="T2">: YAML, environment variables, and secrets</text:span></text:p>
        </text:list-item>
        <text:list-item>
          <text:p text:style-name="P11"><text:span text:style-name="Strong_20_Emphasis"><text:span text:style-name="T2">Enterprise Security</text:span></text:span><text:span text:style-name="T2">:</text:span></text:p>
          <text:list>
            <text:list-item>
              <text:p text:style-name="P12">API credential validation using regex patterns</text:p>
            </text:list-item>
            <text:list-item>
              <text:p text:style-name="P12">SecretStr for sensitive values</text:p>
            </text:list-item>
            <text:list-item>
              <text:p text:style-name="P12">Separate secret management integration</text:p>
            </text:list-item>
          </text:list>
        </text:list-item>
        <text:list-item>
          <text:p text:style-name="P10"><text:span text:style-name="Strong_20_Emphasis"><text:span text:style-name="T2">Deep Merging</text:span></text:span><text:span text:style-name="T2">: Combine configuration from multiple sources</text:span></text:p>
        </text:list-item>
        <text:list-item>
          <text:p text:style-name="P10"><text:span text:style-name="Strong_20_Emphasis"><text:span text:style-name="T2">Runtime Safety</text:span></text:span><text:span text:style-name="T2">: Validate configuration updates</text:span></text:p>
        </text:list-item>
        <text:list-item>
          <text:p text:style-name="P10"><text:span text:style-name="Strong_20_Emphasis"><text:span text:style-name="T2">Audit Trail</text:span></text:span><text:span text:style-name="T2">: Config change tracking through version control</text:span></text:p>
        </text:list-item>
        <text:list-item>
          <text:p text:style-name="P10"><text:span text:style-name="Strong_20_Emphasis"><text:span text:style-name="T2">Self-documenting</text:span></text:span><text:span text:style-name="T2">: Auto-generated config templates</text:span></text:p>
        </text:list-item>
      </text:list>
      <text:p text:style-name="P3"><text:span text:style-name="Strong_20_Emphasis"><text:span text:style-name="T2">Usage Example:</text:span></text:span></text:p>
      <text:p text:style-name="P4">python</text:p>
      <text:p text:style-name="P5">Copy</text:p>
      <text:p text:style-name="P6"><text:span text:style-name="T4">from</text:span> app<text:span text:style-name="T4">.</text:span>config <text:span text:style-name="T4">import</text:span> ConfigManager</text:p>
      <text:p text:style-name="P7"/>
      <text:p text:style-name="P13"># Initialize configuration</text:p>
      <text:p text:style-name="P6">config <text:span text:style-name="T4">=</text:span> ConfigManager<text:span text:style-name="T4">().</text:span>config</text:p>
      <text:p text:style-name="P7"/>
      <text:p text:style-name="P13"># Access values safely</text:p>
      <text:p text:style-name="P6"><text:span text:style-name="T4">print(</text:span><text:span text:style-name="T10">f"Trading mode: </text:span><text:span text:style-name="T4">{</text:span>config<text:span text:style-name="T4">.</text:span>mode<text:span text:style-name="T4">}</text:span><text:span text:style-name="T10">"</text:span><text:span text:style-name="T4">)</text:span></text:p>
      <text:p text:style-name="P6"><text:span text:style-name="T4">print(</text:span><text:span text:style-name="T10">f"Max positions: </text:span><text:span text:style-name="T4">{</text:span>config<text:span text:style-name="T4">.</text:span>risk_parameters<text:span text:style-name="T4">.</text:span>max_positions<text:span text:style-name="T4">}</text:span><text:span text:style-name="T10">"</text:span><text:span text:style-name="T4">)</text:span></text:p>
      <text:p text:style-name="P7"/>
      <text:p text:style-name="P13"># Update configuration at runtime</text:p>
      <text:p text:style-name="P6">ConfigManager<text:span text:style-name="T4">().</text:span>update_parameter<text:span text:style-name="T4">(</text:span><text:span text:style-name="T10">"risk_parameters.trailing_stop_pct"</text:span><text:span text:style-name="T4">,</text:span> Decimal<text:span text:style-name="T4">(</text:span><text:span text:style-name="T10">"0.015"</text:span><text:span text:style-name="T4">))</text:span></text:p>
      <text:p text:style-name="P7"/>
      <text:p text:style-name="P13"># Generate new config template</text:p>
      <text:p text:style-name="P6">ConfigManager<text:span text:style-name="T4">().</text:span>generate_template<text:span text:style-name="T4">()</text:span></text:p>
      <text:p text:style-name="P3"><text:span text:style-name="Strong_20_Emphasis"><text:span text:style-name="T2">Next Steps:</text:span></text:span></text:p>
      <text:list text:style-name="L2">
        <text:list-item>
          <text:p text:style-name="P14">Implement secret rotation logic</text:p>
        </text:list-item>
        <text:list-item>
          <text:p text:style-name="P14">Add configuration version migration system</text:p>
        </text:list-item>
        <text:list-item>
          <text:p text:style-name="P14">Create environment-specific profiles (dev/staging/prod)</text:p>
        </text:list-item>
        <text:list-item>
          <text:p text:style-name="P14">Add configuration change hooks</text:p>
        </text:list-item>
        <text:list-item>
          <text:p text:style-name="P14">Implement configuration audit logging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20:09:32.759000000</meta:creation-date>
    <dc:date>2025-02-18T20:11:16.622000000</dc:date>
    <meta:editing-duration>PT1M43S</meta:editing-duration>
    <meta:editing-cycles>1</meta:editing-cycles>
    <meta:document-statistic meta:table-count="0" meta:image-count="0" meta:object-count="0" meta:page-count="10" meta:paragraph-count="318" meta:word-count="955" meta:character-count="10420" meta:non-whitespace-character-count="8261"/>
    <meta:generator>LibreOffice/24.8.4.2$Windows_X86_64 LibreOffice_project/bb3cfa12c7b1bf994ecc5649a80400d06cd71002</meta:generator>
  </office:meta>
</office:document-meta>
</file>